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d9e" officeooo:paragraph-rsid="0014ad9e"/>
    </style:style>
    <style:style style:name="P2" style:family="paragraph" style:parent-style-name="Standard">
      <style:text-properties officeooo:rsid="0016852b" officeooo:paragraph-rsid="0018f831"/>
    </style:style>
    <style:style style:name="P3" style:family="paragraph" style:parent-style-name="Standard">
      <style:text-properties officeooo:rsid="0016852b" officeooo:paragraph-rsid="001b9f3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f831"/>
    </style:style>
    <style:style style:name="T3" style:family="text">
      <style:text-properties fo:language="en" fo:country="US" officeooo:rsid="001736b4"/>
    </style:style>
    <style:style style:name="T4" style:family="text">
      <style:text-properties fo:language="en" fo:country="US" officeooo:rsid="001b9f35"/>
    </style:style>
    <style:style style:name="T5" style:family="text">
      <style:text-properties fo:language="en" fo:country="US" officeooo:rsid="001d65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\chapter*{Abstract}</text:p>
      <text:p text:style-name="P1">\addcontentsline{toc}{chapter}{Abstract}</text:p>
      <text:p text:style-name="P1">%\chapter*{Zusammenfassung}</text:p>
      <text:p text:style-name="P1">%\addcontentsline{toc}{chapter}{Zusammenfassung}</text:p>
      <text:p text:style-name="P2"><text:span text:style-name="T2">T</text:span><text:span text:style-name="T4">o select the</text:span><text:span text:style-name="T2"> </text:span><text:span text:style-name="T1">morphology </text:span><text:span text:style-name="T4">of</text:span><text:span text:style-name="T2"> an o</text:span><text:span text:style-name="T1">mni-directional platform with changing propeller</text:span></text:p>
      <text:p text:style-name="P2"><text:span text:style-name="T1">axes is not a straightforward problem. Various factors influence the desired</text:span></text:p>
      <text:p text:style-name="P2"><text:span text:style-name="T1">morphology, such as flight efficiency, omni-directionality, and control authority.</text:span></text:p>
      <text:p text:style-name="P2"><text:span text:style-name="T3">In t</text:span><text:span text:style-name="T1">he present work the development of a tool </text:span><text:span text:style-name="T2">that</text:span><text:span text:style-name="T1"> </text:span><text:span text:style-name="T2">solves the design </text:span><text:span text:style-name="T1">optimization</text:span></text:p>
      <text:p text:style-name="P3"><text:span text:style-name="T1">problem for a tilt-rotor MAV </text:span><text:span text:style-name="T2">is presented. Different optimal morphology are</text:span></text:p>
      <text:p text:style-name="P3"><text:span text:style-name="T4">then acquired</text:span><text:span text:style-name="T2">. </text:span><text:span text:style-name="T4">Finally, a</text:span><text:span text:style-name="T2"> v</text:span><text:span text:style-name="T1">erification of the proposed platform</text:span><text:span text:style-name="T4">s</text:span><text:span text:style-name="T1"> </text:span><text:span text:style-name="T2">is</text:span><text:span text:style-name="T1"> then completed</text:span></text:p>
      <text:p text:style-name="P3"><text:span text:style-name="T1">in </text:span><text:span text:style-name="T5">different </text:span><text:span text:style-name="T1">simulation</text:span><text:span text:style-name="T4">s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8:20:07.377823771</meta:creation-date>
    <dc:date>2018-09-07T18:34:22.548856096</dc:date>
    <meta:editing-duration>PT14M1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75" meta:character-count="635" meta:non-whitespace-character-count="571"/>
  </office:meta>
</office:document-meta>
</file>